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38.17mm" fo:break-before="auto" style:use-optimal-row-height="true"/>
    </style:style>
    <style:style style:name="ro6" style:family="table-row">
      <style:table-row-properties style:row-height="48.44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meridian massage, acupressure massage</text:p>
          </table:table-cell>
          <table:table-cell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34d1fdb9c4b241e98cb37e75ae1041e4" xlink:type="simple">경락마사지</text:a> </text:p>
          </table:table-cell>
        </table:table-row>
        <table:table-row table:style-name="ro1">
          <table:table-cell office:value-type="string" calcext:value-type="string">
            <text:p><text:a xlink:href="https://en.dict.naver.com/#/entry/koen/585e0a4501da4a5888fedab4155024e1" xlink:type="simple">직장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(일자) job, work; (일터) office, workplace, place of work[employment]첫 직장one's first job</text:p>
          </table:table-cell>
        </table:table-row>
        <table:table-row table:style-name="ro2">
          <table:table-cell office:value-type="string" calcext:value-type="string">
            <text:p><text:a xlink:href="https://en.dict.naver.com/#/entry/enko/28439122f76f42e69203eeab0b93c599" xlink:type="simple">jun·ior</text:a> </text:p>
          </table:table-cell>
          <table:table-cell table:style-name="ce1" office:value-type="string" calcext:value-type="string">
            <text:p>[ˈdʒuːni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하급의, 부하의junior employees하급 직원들2.형용사 (특히 스포츠에서) 주니어[청소년]의the world junior tennis championships세계 주니어 테니스 선수권 대회3.형용사 (특히 미국에서 아버지와 이름이 같은 남자 이름 뒤에 붙여) 주니어[2세]의</text:p>
          </table:table-cell>
        </table:table-row>
        <table:table-row table:style-name="ro3">
          <table:table-cell office:value-type="string" calcext:value-type="string">
            <text:p><text:a xlink:href="https://en.dict.naver.com/#/entry/enko/8fb1c3b65cda4db6a9a4659a2f17fc31" xlink:type="simple">pre·cious</text:a> </text:p>
          </table:table-cell>
          <table:table-cell table:style-name="ce1" office:value-type="string" calcext:value-type="string">
            <text:p>[ˈpreʃə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희귀하고 많은 금전적 가치를 지닌) 귀중한, 값비싼a precious vase귀중한 화병2.형용사 (낭비해서는 안 될) 귀한[소중한]Clean water is a precious commodity in that part of the world.이 세상의 그 지역에서는 깨끗한 물이 귀한 생필품이다.3.형용사 (개인에게) 소중한precious memories/possessions소중한 추억/재산</text:p>
          </table:table-cell>
        </table:table-row>
        <table:table-row table:style-name="ro3">
          <table:table-cell office:value-type="string" calcext:value-type="string">
            <text:p><text:a xlink:href="https://en.dict.naver.com/#/entry/enko/38025777f2e74700a541e3996c34503e" xlink:type="simple">sub·jec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논의 등의) 주제[대상/화제], (다뤄지고 있는) 문제[사안]an unpleasant subject of conversation불쾌한 대화 주제[화제]2.명사 학과, 과목Biology is my favourite subject.생물학은 내가 좋아하는 과목이다.3.명사 (그림·사진 등의) 대상[소재]Focus the camera on the subject.카메라의 초점을 대상[피사체]에 맞추어라.</text:p>
          </table:table-cell>
        </table:table-row>
        <table:table-row table:style-name="ro4">
          <table:table-cell office:value-type="string" calcext:value-type="string">
            <text:p><text:a xlink:href="https://en.dict.naver.com/#/entry/koen/d6d301b4b2304982bc872f4647054ee9" xlink:type="simple">공모전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contest exhibit<text:line-break/>미술 공모전에 입상하다<text:line-break/><text:line-break/>be a finalist in an arts contest</text:p>
          </table:table-cell>
        </table:table-row>
        <table:table-row table:style-name="ro5">
          <table:table-cell office:value-type="string" calcext:value-type="string">
            <text:p><text:a xlink:href="https://en.dict.naver.com/#/entry/enko/92d0c02923d84ed49e0c8516561d25b3" xlink:type="simple">ex·hibit</text:a> </text:p>
          </table:table-cell>
          <table:table-cell table:style-name="ce1" office:value-type="string" calcext:value-type="string">
            <text:p>[ɪɡˈzɪb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전시하다<text:line-break/>They will be exhibiting their new designs at the trade fairs.<text:line-break/><text:line-break/>그들은 무역 박람회에서 새 디자인을 전시할 것이다.<text:line-break/><text:line-break/>2.동사 (감정특질 등을) 보이다[드러내다]<text:line-break/>The patient exhibited signs of fatigue and memory loss.<text:line-break/><text:line-break/>그 환자는 피로감과 기억력 감퇴를 보였다.<text:line-break/><text:line-break/>3.명사 전시품</text:p>
          </table:table-cell>
        </table:table-row>
        <table:table-row table:style-name="ro6">
          <table:table-cell office:value-type="string" calcext:value-type="string">
            <text:p><text:a xlink:href="https://en.dict.naver.com/#/entry/enko/c2bf6a2aac914cf2bf88349a53fcd7f3" xlink:type="simple">ex·hib·ition</text:a> </text:p>
          </table:table-cell>
          <table:table-cell table:style-name="ce1" office:value-type="string" calcext:value-type="string">
            <text:p>[ˌeksɪˈbɪʃ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전시회<text:line-break/>Have you seen the Picasso exhibition?<text:line-break/><text:line-break/>피카소 전시회 봤니?<text:line-break/><text:line-break/>2.명사 전시<text:line-break/>She refused to allow the exhibition of her husband’s work.<text:line-break/><text:line-break/>그녀는 남편의 작품이 전시되는 것을 허락하지 않았다.<text:line-break/><text:line-break/>3.명사 (기교 등의) 발휘; (감정 등의) 표현[드러냄]<text:line-break/>We were treated to an exhibition of the footballer’s speed and skill.<text:line-break/><text:line-break/>우리는 그 축구 선수가 스피드와 기량을 발휘하는 것을 보는 즐거움을 누렸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8b431540c15d4fc7a64eb08d1cee0e60" xlink:type="simple">settle for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동사 …으로 만족하다, …을 (불만스럽지만) 받아들이다.</text:p>
          </table:table-cell>
        </table:table-row>
        <table:table-row table:style-name="ro6">
          <table:table-cell office:value-type="string" calcext:value-type="string">
            <text:p><text:a xlink:href="https://en.dict.naver.com/#/entry/enko/7f125cd373ba4105b61f7b980f109172" xlink:type="simple">set·tle</text:a> </text:p>
          </table:table-cell>
          <table:table-cell table:style-name="ce1" office:value-type="string" calcext:value-type="string">
            <text:p>[ˈset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논쟁 등을) 해결하다[끝내다], 합의를 보다<text:line-break/>to settle a dispute/an argument/a matter<text:line-break/><text:line-break/>분쟁/언쟁/문제를 해결하다<text:line-break/><text:line-break/>2.동사 (마침내) 결정하다[정리하다]<text:line-break/>It’s all settled—we’re leaving on the nine o’clock plane.<text:line-break/><text:line-break/>모든 게 결정되었어. 우린 9시 비행기로 떠나.<text:line-break/><text:line-break/>3.동사 정착하다<text:line-break/>She settled in Vienna after her father’s death.<text:line-break/><text:line-break/>그녀는 아버지가 돌아가신 후 비엔나에 정착했다.</text:p>
          </table:table-cell>
        </table:table-row>
        <table:table-row table:style-name="ro7">
          <table:table-cell office:value-type="string" calcext:value-type="string">
            <text:p>estimate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동사 평가하다.&#10;사물의 값이나 가치, 수준 등을 헤아려 정하다.&#10;&#10;To guess and determine the price, value, level, etc., of an object.&#10;&#10;가치를 평가하다." calcext:value-type="string">
            <text:p>1.동사 평가하다.</text:p>
            <text:p>사물의 값이나 가치, 수준 등을 헤아려 정하다.</text:p>
            <text:p/>
            <text:p>To guess and determine the price, value, level, etc., of an object.</text:p>
            <text:p/>
            <text:p>가치를 평가하다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00/00/00</text:date>, <text:time style:data-style-name="N2" text:time-value="18:41:54.067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8:22:59.939000000</meta:creation-date>
    <dc:date>2021-02-28T18:42:37.917000000</dc:date>
    <meta:editing-duration>PT4M32S</meta:editing-duration>
    <meta:editing-cycles>9</meta:editing-cycles>
    <meta:generator>Ultra_Office/6.2.3.2$Windows_x86 LibreOffice_project/</meta:generator>
    <meta:document-statistic meta:table-count="1" meta:cell-count="38" meta:object-count="0"/>
  </office:meta>
</office:document-meta>
</file>